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932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361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245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14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95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035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371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67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447cm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294cm" fo:padding-top="0.225cm" fo:padding-bottom="0.225cm" fo:padding-left="0.35cm" fo:padding-right="0.35cm"/>
    </style:style>
    <style:style style:name="gr14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3.294cm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344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0.67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3.293cm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1.326cm" fo:padding-top="0.225cm" fo:padding-bottom="0.225cm" fo:padding-left="0.35cm" fo:padding-right="0.35cm"/>
    </style:style>
    <style:style style:name="gr1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71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245cm" fo:padding-top="0.225cm" fo:padding-bottom="0.225cm" fo:padding-left="0.35cm" fo:padding-right="0.35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31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7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4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4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0.35cm" fo:padding-top="0.225cm" fo:padding-bottom="0.225cm" fo:padding-left="0.35cm" fo:padding-right="0.35cm"/>
    </style:style>
    <style:style style:name="gr4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135cm" fo:padding-top="0.225cm" fo:padding-bottom="0.225cm" fo:padding-left="0.35cm" fo:padding-right="0.35cm"/>
    </style:style>
    <style:style style:name="gr4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657cm" fo:padding-top="0.225cm" fo:padding-bottom="0.225cm" fo:padding-left="0.35cm" fo:padding-right="0.35cm"/>
    </style:style>
    <style:style style:name="gr44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658cm" fo:padding-top="0.225cm" fo:padding-bottom="0.225cm" fo:padding-left="0.35cm" fo:padding-right="0.35cm"/>
    </style:style>
    <style:style style:name="gr4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087cm" fo:padding-top="0.225cm" fo:padding-bottom="0.225cm" fo:padding-left="0.35cm" fo:padding-right="0.35cm"/>
    </style:style>
    <style:style style:name="gr4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012cm" fo:padding-top="0.225cm" fo:padding-bottom="0.225cm" fo:padding-left="0.35cm" fo:padding-right="0.35cm"/>
    </style:style>
    <style:style style:name="gr4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6.696cm" fo:padding-top="0.225cm" fo:padding-bottom="0.225cm" fo:padding-left="0.35cm" fo:padding-right="0.35cm"/>
    </style:style>
    <style:style style:name="gr4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4.045cm" fo:padding-top="0.225cm" fo:padding-bottom="0.225cm" fo:padding-left="0.35cm" fo:padding-right="0.35cm"/>
    </style:style>
    <style:style style:name="gr49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1.335cm" fo:padding-top="0.225cm" fo:padding-bottom="0.225cm" fo:padding-left="0.35cm" fo:padding-right="0.35cm"/>
    </style:style>
    <style:style style:name="gr5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55cm" fo:padding-top="0.225cm" fo:padding-bottom="0.225cm" fo:padding-left="0.35cm" fo:padding-right="0.35cm"/>
    </style:style>
    <style:style style:name="gr5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5.517cm" fo:padding-top="0.225cm" fo:padding-bottom="0.225cm" fo:padding-left="0.35cm" fo:padding-right="0.35cm"/>
    </style:style>
    <style:style style:name="gr52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true" draw:auto-grow-width="false" fo:max-height="0cm" fo:min-height="5.517cm" fo:padding-top="0.225cm" fo:padding-bottom="0.225cm" fo:padding-left="0.35cm" fo:padding-right="0.35cm"/>
    </style:style>
    <style:style style:name="gr5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408cm" fo:padding-top="0.225cm" fo:padding-bottom="0.225cm" fo:padding-left="0.35cm" fo:padding-right="0.35cm"/>
    </style:style>
    <style:style style:name="gr54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335cm" fo:padding-top="0.225cm" fo:padding-bottom="0.225cm" fo:padding-left="0.35cm" fo:padding-right="0.35cm"/>
    </style:style>
    <style:style style:name="gr55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515cm" fo:padding-top="0.225cm" fo:padding-bottom="0.225cm" fo:padding-left="0.35cm" fo:padding-right="0.35cm"/>
    </style:style>
    <style:style style:name="gr56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38cm" fo:padding-top="0.225cm" fo:padding-bottom="0.225cm" fo:padding-left="0.35cm" fo:padding-right="0.35cm"/>
    </style:style>
    <style:style style:name="gr5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418cm" fo:padding-top="0.225cm" fo:padding-bottom="0.225cm" fo:padding-left="0.35cm" fo:padding-right="0.35cm"/>
    </style:style>
    <style:style style:name="gr5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57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text-shadow="1pt 1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indent="0cm"/>
      <style:text-properties fo:text-shadow="none" fo:font-weight="normal" style:font-weight-asian="normal" style:font-weight-complex="normal"/>
    </style:style>
    <style:style style:name="P11" style:family="paragraph">
      <style:paragraph-properties fo:margin-left="0cm" fo:margin-right="0cm" fo:text-align="center" fo:text-indent="0cm"/>
      <style:text-properties fo:font-size="18pt" fo:text-shadow="none" fo:font-weight="bold" style:font-weight-asian="bold" style:font-weight-complex="bold"/>
    </style:style>
    <style:style style:name="P12" style:family="paragraph">
      <style:paragraph-properties fo:margin-left="0cm" fo:margin-right="0cm" fo:text-align="center" fo:text-indent="0cm"/>
      <style:text-properties fo:font-size="18pt" fo:text-shadow="1pt 1pt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align="center" fo:text-indent="0cm"/>
      <style:text-properties fo:font-size="18pt" fo:text-shadow="1pt 1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style:style style:name="T4" style:family="text">
      <style:text-properties fo:text-shadow="none" fo:font-weight="normal" style:font-weight-asian="normal" style:font-weight-complex="normal"/>
    </style:style>
    <style:style style:name="T5" style:family="text">
      <style:text-properties fo:font-size="18pt" fo:text-shadow="none" fo:font-weight="bold" style:font-weight-asian="bold" style:font-weight-complex="bold"/>
    </style:style>
    <style:style style:name="T6" style:family="text">
      <style:text-properties fo:font-size="18pt" fo:text-shadow="1pt 1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text-shadow="none"/>
    </style:style>
    <style:style style:name="T9" style:family="text">
      <style:text-properties fo:font-size="18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xml:id="id1" draw:id="id1" draw:layer="layout" svg:width="16.7cm" svg:height="9cm" svg:x="11.8cm" svg:y="6.3cm">
          <draw:text-box>
            <text:p text:style-name="P1"><text:span text:style-name="T1">MBSim – Kernel (Multibody Systems)</text:span></text:p>
          </draw:text-box>
        </draw:frame>
        <draw:frame draw:style-name="gr2" draw:text-style-name="P3" xml:id="id9" draw:id="id9" draw:layer="layout" svg:width="3.5cm" svg:height="4.7cm" svg:x="11.8cm" svg:y="16.2cm">
          <draw:text-box>
            <text:p text:style-name="P1"><text:span text:style-name="T2">FMatVec</text:span></text:p>
          </draw:text-box>
        </draw:frame>
        <draw:frame draw:style-name="gr3" draw:text-style-name="P1" draw:layer="layout" svg:width="3.3cm" svg:height="1.162cm" svg:x="11.9cm" svg:y="17.3cm">
          <draw:text-box>
            <text:p text:style-name="P1">LaPack</text:p>
          </draw:text-box>
        </draw:frame>
        <draw:frame draw:style-name="gr3" draw:text-style-name="P1" draw:layer="layout" svg:width="3.3cm" svg:height="1.162cm" svg:x="11.9cm" svg:y="18.469cm">
          <draw:text-box>
            <text:p text:style-name="P1">ATLAS</text:p>
          </draw:text-box>
        </draw:frame>
        <draw:frame draw:style-name="gr4" draw:text-style-name="P2" xml:id="id6" draw:id="id6" draw:layer="layout" svg:width="4cm" svg:height="2.662cm" svg:x="6.7cm" svg:y="11.838cm">
          <draw:text-box>
            <text:p text:style-name="P1"><text:span text:style-name="T1">HDF5Serie</text:span></text:p>
          </draw:text-box>
        </draw:frame>
        <draw:frame draw:style-name="gr4" draw:text-style-name="P2" xml:id="id8" draw:id="id8" draw:layer="layout" svg:width="4.6cm" svg:height="2.662cm" svg:x="1cm" svg:y="13.238cm">
          <draw:text-box>
            <text:p text:style-name="P1"><text:span text:style-name="T1">OpenMBV</text:span></text:p>
          </draw:text-box>
        </draw:frame>
        <draw:frame draw:style-name="gr3" draw:text-style-name="P1" draw:layer="layout" svg:width="4.427cm" svg:height="1.162cm" svg:x="1.08cm" svg:y="14.64cm">
          <draw:text-box>
            <text:p text:style-name="P1">Coin3D</text:p>
          </draw:text-box>
        </draw:frame>
        <draw:frame draw:style-name="gr5" draw:text-style-name="P4" draw:layer="layout" svg:width="4.3cm" svg:height="2.584cm" svg:x="11.9cm" svg:y="7.7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6" draw:text-style-name="P2" draw:layer="layout" svg:width="12.2cm" svg:height="7.5cm" svg:x="16.2cm" svg:y="7.7cm">
          <draw:text-box>
            <text:p text:style-name="P1"><text:span text:style-name="T1">Simulation</text:span></text:p>
          </draw:text-box>
        </draw:frame>
        <draw:frame draw:style-name="gr7" draw:text-style-name="P1" xml:id="id10" draw:id="id10" draw:layer="layout" svg:width="6.2cm" svg:height="4.717cm" svg:x="22.3cm" svg:y="16.2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  <text:p text:style-name="P1">FlexibleBody</text:p>
          </draw:text-box>
        </draw:frame>
        <draw:frame draw:style-name="gr8" draw:text-style-name="P2" xml:id="id5" draw:id="id5" draw:layer="layout" svg:width="3.7cm" svg:height="1.873cm" svg:x="18.3cm" svg:y="0.13cm">
          <draw:text-box>
            <text:p text:style-name="P1"><text:span text:style-name="T1">MATLAB / Simulink</text:span></text:p>
          </draw:text-box>
        </draw:frame>
        <draw:frame draw:style-name="gr9" draw:text-style-name="P2" xml:id="id2" draw:id="id2" draw:layer="layout" svg:width="5.2cm" svg:height="1.5cm" svg:x="17.55cm" svg:y="3.4cm">
          <draw:text-box>
            <text:p text:style-name="P1"><text:span text:style-name="T1">Cosimulation</text:span></text:p>
          </draw:text-box>
        </draw:frame>
        <draw:connector draw:style-name="gr10" draw:text-style-name="P5" draw:layer="layout" svg:x1="20.15cm" svg:y1="6.3cm" svg:x2="20.15cm" svg:y2="4.9cm" draw:start-shape="id1" draw:start-glue-point="0" draw:end-shape="id2" draw:end-glue-point="2" svg:d="m20150 6300v-1400">
          <text:p/>
        </draw:connector>
        <draw:connector draw:style-name="gr10" draw:text-style-name="P5" draw:layer="layout" svg:x1="14.8cm" svg:y1="4.15cm" svg:x2="17.55cm" svg:y2="4.15cm" draw:start-shape="id3" draw:start-glue-point="1" draw:end-shape="id2" draw:end-glue-point="3" svg:d="m14800 4150h2750">
          <text:p/>
        </draw:connector>
        <draw:connector draw:style-name="gr10" draw:text-style-name="P5" draw:layer="layout" svg:x1="25.5cm" svg:y1="4.15cm" svg:x2="22.75cm" svg:y2="4.15cm" draw:start-shape="id4" draw:start-glue-point="3" draw:end-shape="id2" draw:end-glue-point="1" svg:d="m25500 4150h-2750">
          <text:p/>
        </draw:connector>
        <draw:connector draw:style-name="gr10" draw:text-style-name="P5" draw:layer="layout" svg:x1="20.15cm" svg:y1="2.003cm" svg:x2="20.15cm" svg:y2="3.4cm" draw:start-shape="id5" draw:start-glue-point="2" draw:end-shape="id2" draw:end-glue-point="0" svg:d="m20150 2003v1397">
          <text:p/>
        </draw:connector>
        <draw:custom-shape draw:style-name="gr11" draw:text-style-name="P1" xml:id="id7" draw:id="id7" draw:layer="layout" svg:width="2cm" svg:height="2cm" svg:x="7.7cm" svg:y="16.1cm">
          <text:p text:style-name="P1">Fil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2" draw:text-style-name="P5" draw:layer="layout" svg:x1="11.8cm" svg:y1="10.8cm" svg:x2="10.7cm" svg:y2="13.169cm" draw:start-shape="id1" draw:start-glue-point="3" draw:end-shape="id6" draw:end-glue-point="1" svg:d="m11800 10800h-550v2369h-550">
          <text:p/>
        </draw:connector>
        <draw:connector draw:style-name="gr10" draw:text-style-name="P5" draw:layer="layout" svg:x1="8.7cm" svg:y1="16.1cm" svg:x2="8.7cm" svg:y2="14.5cm" draw:start-shape="id7" draw:start-glue-point="4" draw:end-shape="id6" draw:end-glue-point="2" svg:d="m8700 16100v-1600">
          <text:p/>
        </draw:connector>
        <draw:connector draw:style-name="gr12" draw:text-style-name="P5" draw:layer="layout" svg:x1="6.7cm" svg:y1="13.169cm" svg:x2="5.6cm" svg:y2="14.569cm" draw:start-shape="id6" draw:start-glue-point="3" draw:end-shape="id8" draw:end-glue-point="1" svg:d="m6700 13169h-550v1400h-550">
          <text:p/>
        </draw:connector>
        <draw:connector draw:style-name="gr10" draw:text-style-name="P5" draw:layer="layout" svg:x1="13.55cm" svg:y1="16.2cm" svg:x2="20.15cm" svg:y2="15.3cm" draw:start-shape="id9" draw:start-glue-point="0" draw:end-shape="id1" draw:end-glue-point="2" svg:d="m13550 16200v-450h6600v-450">
          <text:p/>
        </draw:connector>
        <draw:connector draw:style-name="gr10" draw:text-style-name="P5" draw:layer="layout" svg:x1="25.4cm" svg:y1="16.2cm" svg:x2="20.15cm" svg:y2="15.3cm" draw:start-shape="id10" draw:start-glue-point="0" draw:end-shape="id1" draw:end-glue-point="2" svg:d="m25400 16200v-450h-5250v-450">
          <text:p/>
        </draw:connector>
        <draw:frame draw:style-name="gr3" draw:text-style-name="P1" draw:layer="layout" svg:width="3.8cm" svg:height="1.162cm" svg:x="6.8cm" svg:y="13.24cm">
          <draw:text-box>
            <text:p text:style-name="P1">HDF5</text:p>
          </draw:text-box>
        </draw:frame>
        <draw:frame draw:style-name="gr13" draw:text-style-name="P2" draw:layer="layout" svg:width="3.9cm" svg:height="6.262cm" svg:x="16.2cm" svg:y="8.838cm">
          <draw:text-box>
            <text:p text:style-name="P1"><text:span text:style-name="T1">Integrator</text:span></text:p>
          </draw:text-box>
        </draw:frame>
        <draw:frame draw:style-name="gr14" draw:text-style-name="P2" draw:layer="layout" svg:width="3.9cm" svg:height="6.262cm" svg:x="20.1cm" svg:y="8.838cm">
          <draw:text-box>
            <text:p text:style-name="P1"><text:span text:style-name="T1">Solver</text:span></text:p>
          </draw:text-box>
        </draw:frame>
        <draw:frame draw:style-name="gr15" draw:text-style-name="P1" draw:layer="layout" svg:width="3.6cm" svg:height="3cm" svg:x="16.3cm" svg:y="10.005cm">
          <draw:text-box>
            <text:p text:style-name="P1">LSODAR<text:line-break/>Radau5<text:line-break/>Dopri5</text:p>
          </draw:text-box>
        </draw:frame>
        <draw:frame draw:style-name="gr16" draw:text-style-name="P1" draw:layer="layout" svg:width="3.7cm" svg:height="1.873cm" svg:x="20.2cm" svg:y="13.2cm">
          <draw:text-box>
            <text:p text:style-name="P1">Newton<text:line-break/>FixedPoint</text:p>
          </draw:text-box>
        </draw:frame>
        <draw:frame draw:style-name="gr16" draw:text-style-name="P1" draw:layer="layout" svg:width="3.6cm" svg:height="1.873cm" svg:x="16.3cm" svg:y="13.2cm">
          <draw:text-box>
            <text:p text:style-name="P1">Time-Stepping</text:p>
          </draw:text-box>
        </draw:frame>
        <draw:frame draw:style-name="gr17" draw:text-style-name="P1" draw:layer="layout" svg:width="4.1cm" svg:height="6.26cm" svg:x="24.18cm" svg:y="8.8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8" draw:text-style-name="P1" draw:layer="layout" svg:width="3.7cm" svg:height="2.97cm" svg:x="20.2cm" svg:y="10.027cm">
          <draw:text-box>
            <text:p text:style-name="P1">MinPack</text:p>
            <text:p text:style-name="P1">PATH</text:p>
          </draw:text-box>
        </draw:frame>
        <draw:frame draw:style-name="gr19" draw:text-style-name="P2" xml:id="id11" draw:id="id11" draw:layer="layout" svg:width="4cm" svg:height="1.873cm" svg:x="6.7cm" svg:y="8.3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2" draw:text-style-name="P5" draw:layer="layout" svg:x1="11.8cm" svg:y1="10.8cm" svg:x2="10.7cm" svg:y2="9.274cm" draw:start-shape="id1" draw:start-glue-point="3" draw:end-shape="id11" draw:end-glue-point="1" svg:d="m11800 10800h-550v-1526h-550">
          <text:p/>
        </draw:connector>
        <draw:connector draw:style-name="gr12" draw:text-style-name="P5" draw:layer="layout" svg:x1="8.7cm" svg:y1="10.211cm" svg:x2="8.7cm" svg:y2="11.838cm" draw:start-shape="id11" draw:start-glue-point="2" draw:end-shape="id6" draw:end-glue-point="0" svg:d="m8700 10211v1627">
          <text:p/>
        </draw:connector>
        <draw:frame draw:style-name="gr20" draw:text-style-name="P2" xml:id="id12" draw:id="id12" draw:layer="layout" svg:width="4.6cm" svg:height="1.162cm" svg:x="1cm" svg:y="11.239cm">
          <draw:text-box>
            <text:p text:style-name="P1"><text:span text:style-name="T1">H5PlotSerie</text:span></text:p>
          </draw:text-box>
        </draw:frame>
        <draw:connector draw:style-name="gr12" draw:text-style-name="P5" draw:layer="layout" svg:x1="6.7cm" svg:y1="13.169cm" svg:x2="5.6cm" svg:y2="11.82cm" draw:start-shape="id6" draw:start-glue-point="3" draw:end-shape="id12" draw:end-glue-point="1" svg:d="m6700 13169h-550v-1349h-550">
          <text:p/>
        </draw:connector>
        <draw:frame draw:style-name="gr9" draw:text-style-name="P2" xml:id="id4" draw:id="id4" draw:layer="layout" svg:width="3cm" svg:height="1.5cm" svg:x="25.5cm" svg:y="3.4cm">
          <draw:text-box>
            <text:p text:style-name="P1"><text:span text:style-name="T1">HySim</text:span></text:p>
          </draw:text-box>
        </draw:frame>
        <draw:frame draw:style-name="gr9" draw:text-style-name="P2" xml:id="id3" draw:id="id3" draw:layer="layout" svg:width="3cm" svg:height="1.5cm" svg:x="11.8cm" svg:y="3.4cm">
          <draw:text-box>
            <text:p text:style-name="P1"><text:span text:style-name="T1">KetSim</text:span></text:p>
          </draw:text-box>
        </draw:frame>
        <draw:connector draw:style-name="gr12" draw:text-style-name="P5" draw:layer="layout" svg:x1="11.8cm" svg:y1="4.15cm" svg:x2="8.7cm" svg:y2="8.338cm" draw:start-shape="id3" draw:start-glue-point="3" draw:end-shape="id11" draw:end-glue-point="0" svg:d="m11800 4150h-3100v4188">
          <text:p/>
        </draw:connector>
        <draw:frame draw:style-name="gr3" draw:text-style-name="P1" draw:layer="layout" svg:width="3.3cm" svg:height="1.162cm" svg:x="11.9cm" svg:y="19.638cm">
          <draw:text-box>
            <text:p text:style-name="P1">IntelMKL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2" draw:text-style-name="P2" draw:layer="layout" svg:width="4cm" svg:height="6.45cm" svg:x="20cm" svg:y="8.839cm">
          <draw:text-box>
            <text:p text:style-name="P1"><text:span text:style-name="T1">Solver</text:span></text:p>
          </draw:text-box>
        </draw:frame>
        <draw:frame draw:style-name="gr23" draw:text-style-name="P7" xml:id="id13" draw:id="id13" draw:layer="layout" svg:width="16.7cm" svg:height="9cm" svg:x="11.8cm" svg:y="6.301cm">
          <draw:text-box>
            <text:p text:style-name="P1"><text:span text:style-name="T1">MBSim – Kernel (Multibody Systems)</text:span></text:p>
          </draw:text-box>
        </draw:frame>
        <draw:frame draw:style-name="gr24" draw:text-style-name="P3" xml:id="id21" draw:id="id21" draw:layer="layout" svg:width="3.5cm" svg:height="3.5cm" svg:x="11.8cm" svg:y="16.201cm">
          <draw:text-box>
            <text:p text:style-name="P1"><text:span text:style-name="T2">FMatVec</text:span></text:p>
          </draw:text-box>
        </draw:frame>
        <draw:frame draw:style-name="gr25" draw:text-style-name="P6" draw:layer="layout" svg:width="3.5cm" svg:height="1.162cm" svg:x="11.8cm" svg:y="17.401cm">
          <draw:text-box>
            <text:p text:style-name="P1">LaPack</text:p>
          </draw:text-box>
        </draw:frame>
        <draw:frame draw:style-name="gr25" draw:text-style-name="P6" draw:layer="layout" svg:width="3.5cm" svg:height="1.162cm" svg:x="11.8cm" svg:y="18.57cm">
          <draw:text-box>
            <text:p text:style-name="P1">ATLAS</text:p>
          </draw:text-box>
        </draw:frame>
        <draw:frame draw:style-name="gr26" draw:text-style-name="P7" xml:id="id18" draw:id="id18" draw:layer="layout" svg:width="4cm" svg:height="2.662cm" svg:x="6.7cm" svg:y="11.839cm">
          <draw:text-box>
            <text:p text:style-name="P1"><text:span text:style-name="T1">HDF5Serie</text:span></text:p>
          </draw:text-box>
        </draw:frame>
        <draw:frame draw:style-name="gr26" draw:text-style-name="P7" xml:id="id20" draw:id="id20" draw:layer="layout" svg:width="4.6cm" svg:height="2.662cm" svg:x="1cm" svg:y="13.239cm">
          <draw:text-box>
            <text:p text:style-name="P1"><text:span text:style-name="T1">OpenMBV</text:span></text:p>
          </draw:text-box>
        </draw:frame>
        <draw:frame draw:style-name="gr25" draw:text-style-name="P6" draw:layer="layout" svg:width="4.55cm" svg:height="1.162cm" svg:x="1.015cm" svg:y="14.739cm">
          <draw:text-box>
            <text:p text:style-name="P1">Coin3D</text:p>
          </draw:text-box>
        </draw:frame>
        <draw:frame draw:style-name="gr27" draw:text-style-name="P8" draw:layer="layout" svg:width="4.3cm" svg:height="2.584cm" svg:x="11.8cm" svg:y="7.701cm">
          <draw:text-box>
            <text:p text:style-name="P1"><text:span text:style-name="T1">Modelling</text:span></text:p>
            <text:p text:style-name="P1"><text:span text:style-name="T3">C++</text:span><text:span text:style-name="T3"><text:line-break/></text:span><text:span text:style-name="T3">XML</text:span></text:p>
          </draw:text-box>
        </draw:frame>
        <draw:frame draw:style-name="gr28" draw:text-style-name="P7" draw:layer="layout" svg:width="12.4cm" svg:height="7.6cm" svg:x="16.1cm" svg:y="7.701cm">
          <draw:text-box>
            <text:p text:style-name="P1"><text:span text:style-name="T1">Simulation</text:span></text:p>
          </draw:text-box>
        </draw:frame>
        <draw:frame draw:style-name="gr29" draw:text-style-name="P1" xml:id="id22" draw:id="id22" draw:layer="layout" svg:width="6.2cm" svg:height="4.717cm" svg:x="22.3cm" svg:y="16.201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  <text:p text:style-name="P1">FlexibleBody</text:p>
          </draw:text-box>
        </draw:frame>
        <draw:frame draw:style-name="gr30" draw:text-style-name="P2" xml:id="id14" draw:id="id14" draw:layer="layout" svg:width="5.2cm" svg:height="1.5cm" svg:x="17.55cm" svg:y="3.401cm">
          <draw:text-box>
            <text:p text:style-name="P1"><text:span text:style-name="T1">Cosimulation</text:span></text:p>
          </draw:text-box>
        </draw:frame>
        <draw:connector draw:style-name="gr31" draw:text-style-name="P5" draw:layer="layout" svg:x1="20.15cm" svg:y1="6.301cm" svg:x2="20.15cm" svg:y2="4.901cm" draw:start-shape="id13" draw:start-glue-point="0" draw:end-shape="id14" draw:end-glue-point="2" svg:d="m20150 6301v-1400">
          <text:p/>
        </draw:connector>
        <draw:connector draw:style-name="gr31" draw:text-style-name="P5" draw:layer="layout" svg:x1="14.8cm" svg:y1="4.151cm" svg:x2="17.55cm" svg:y2="4.151cm" draw:start-shape="id15" draw:start-glue-point="1" draw:end-shape="id14" draw:end-glue-point="3" svg:d="m14800 4151h2750">
          <text:p/>
        </draw:connector>
        <draw:connector draw:style-name="gr31" draw:text-style-name="P5" draw:layer="layout" svg:x1="25.5cm" svg:y1="4.151cm" svg:x2="22.75cm" svg:y2="4.151cm" draw:start-shape="id16" draw:start-glue-point="3" draw:end-shape="id14" draw:end-glue-point="1" svg:d="m25500 4151h-2750">
          <text:p/>
        </draw:connector>
        <draw:connector draw:style-name="gr31" draw:text-style-name="P5" draw:layer="layout" svg:x1="20.15cm" svg:y1="2.004cm" svg:x2="20.15cm" svg:y2="3.401cm" draw:start-shape="id17" draw:start-glue-point="2" draw:end-shape="id14" draw:end-glue-point="0" svg:d="m20150 2004v1397">
          <text:p/>
        </draw:connector>
        <draw:connector draw:style-name="gr32" draw:text-style-name="P5" draw:layer="layout" svg:x1="11.8cm" svg:y1="10.801cm" svg:x2="10.7cm" svg:y2="13.17cm" draw:start-shape="id13" draw:start-glue-point="3" draw:end-shape="id18" draw:end-glue-point="1" svg:d="m11800 10801h-550v2369h-550">
          <text:p/>
        </draw:connector>
        <draw:connector draw:style-name="gr31" draw:text-style-name="P5" draw:layer="layout" svg:x1="8.7cm" svg:y1="16.438cm" svg:x2="8.7cm" svg:y2="14.501cm" draw:start-shape="id19" draw:start-glue-point="0" draw:end-shape="id18" draw:end-glue-point="2" svg:d="m8700 16438v-1937">
          <text:p/>
        </draw:connector>
        <draw:connector draw:style-name="gr32" draw:text-style-name="P5" draw:layer="layout" svg:x1="6.7cm" svg:y1="13.17cm" svg:x2="5.6cm" svg:y2="14.57cm" draw:start-shape="id18" draw:start-glue-point="3" draw:end-shape="id20" draw:end-glue-point="1" svg:d="m6700 13170h-550v1400h-550">
          <text:p/>
        </draw:connector>
        <draw:connector draw:style-name="gr31" draw:text-style-name="P5" draw:layer="layout" svg:x1="13.55cm" svg:y1="16.201cm" svg:x2="20.15cm" svg:y2="15.301cm" draw:start-shape="id21" draw:start-glue-point="0" draw:end-shape="id13" draw:end-glue-point="2" svg:d="m13550 16201v-450h6600v-450">
          <text:p/>
        </draw:connector>
        <draw:connector draw:style-name="gr31" draw:text-style-name="P5" draw:layer="layout" svg:x1="25.4cm" svg:y1="16.201cm" svg:x2="20.15cm" svg:y2="15.301cm" draw:start-shape="id22" draw:start-glue-point="0" draw:end-shape="id13" draw:end-glue-point="2" svg:d="m25400 16201v-450h-5250v-450">
          <text:p/>
        </draw:connector>
        <draw:frame draw:style-name="gr25" draw:text-style-name="P6" draw:layer="layout" svg:width="4cm" svg:height="1.162cm" svg:x="6.7cm" svg:y="13.341cm">
          <draw:text-box>
            <text:p text:style-name="P1">HDF5</text:p>
          </draw:text-box>
        </draw:frame>
        <draw:frame draw:style-name="gr33" draw:text-style-name="P7" draw:layer="layout" svg:width="3.9cm" svg:height="6.45cm" svg:x="16.1cm" svg:y="8.84cm">
          <draw:text-box>
            <text:p text:style-name="P9"><text:span text:style-name="T1">Integrator</text:span></text:p>
          </draw:text-box>
        </draw:frame>
        <draw:frame draw:style-name="gr34" draw:text-style-name="P1" draw:layer="layout" svg:width="3.9cm" svg:height="3cm" svg:x="16.1cm" svg:y="10.3cm">
          <draw:text-box>
            <text:p text:style-name="P1">Dopri5<text:line-break/>LSODAR<text:line-break/>Radau5</text:p>
          </draw:text-box>
        </draw:frame>
        <draw:frame draw:style-name="gr35" draw:text-style-name="P6" draw:layer="layout" svg:width="4cm" svg:height="2cm" svg:x="20cm" svg:y="13.301cm">
          <draw:text-box>
            <text:p text:style-name="P1">FixedPoint<text:line-break/>Newton</text:p>
          </draw:text-box>
        </draw:frame>
        <draw:frame draw:style-name="gr35" draw:text-style-name="P6" draw:layer="layout" svg:width="3.9cm" svg:height="2cm" svg:x="16.1cm" svg:y="13.3cm">
          <draw:text-box>
            <text:p text:style-name="P1">Time-Stepping</text:p>
          </draw:text-box>
        </draw:frame>
        <draw:frame draw:style-name="gr36" draw:text-style-name="P1" draw:layer="layout" svg:width="4.5cm" svg:height="6.45cm" svg:x="23.98cm" svg:y="8.841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37" draw:text-style-name="P1" draw:layer="layout" svg:width="4cm" svg:height="3cm" svg:x="20cm" svg:y="10.3cm">
          <draw:text-box>
            <text:p text:style-name="P1">MinPack</text:p>
            <text:p text:style-name="P1">PATH</text:p>
          </draw:text-box>
        </draw:frame>
        <draw:frame draw:style-name="gr38" draw:text-style-name="P7" xml:id="id23" draw:id="id23" draw:layer="layout" svg:width="4cm" svg:height="1.873cm" svg:x="6.7cm" svg:y="8.339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32" draw:text-style-name="P5" draw:layer="layout" svg:x1="11.8cm" svg:y1="10.801cm" svg:x2="10.7cm" svg:y2="9.275cm" draw:start-shape="id13" draw:start-glue-point="3" draw:end-shape="id23" draw:end-glue-point="1" svg:d="m11800 10801h-550v-1526h-550">
          <text:p/>
        </draw:connector>
        <draw:connector draw:style-name="gr32" draw:text-style-name="P5" draw:layer="layout" svg:x1="8.7cm" svg:y1="10.212cm" svg:x2="8.7cm" svg:y2="11.839cm" draw:start-shape="id23" draw:start-glue-point="2" draw:end-shape="id18" draw:end-glue-point="0" svg:d="m8700 10212v1627">
          <text:p/>
        </draw:connector>
        <draw:frame draw:style-name="gr39" draw:text-style-name="P7" xml:id="id24" draw:id="id24" draw:layer="layout" svg:width="4.6cm" svg:height="1.162cm" svg:x="1cm" svg:y="11.24cm">
          <draw:text-box>
            <text:p text:style-name="P1"><text:span text:style-name="T1">H5PlotSerie</text:span></text:p>
          </draw:text-box>
        </draw:frame>
        <draw:connector draw:style-name="gr32" draw:text-style-name="P5" draw:layer="layout" svg:x1="6.7cm" svg:y1="13.17cm" svg:x2="5.6cm" svg:y2="11.821cm" draw:start-shape="id18" draw:start-glue-point="3" draw:end-shape="id24" draw:end-glue-point="1" svg:d="m6700 13170h-550v-1349h-550">
          <text:p/>
        </draw:connector>
        <draw:frame draw:style-name="gr30" draw:text-style-name="P7" xml:id="id16" draw:id="id16" draw:layer="layout" svg:width="3cm" svg:height="1.5cm" svg:x="25.5cm" svg:y="3.401cm">
          <draw:text-box>
            <text:p text:style-name="P1"><text:span text:style-name="T1">HySim</text:span></text:p>
          </draw:text-box>
        </draw:frame>
        <draw:frame draw:style-name="gr30" draw:text-style-name="P7" xml:id="id15" draw:id="id15" draw:layer="layout" svg:width="3cm" svg:height="1.5cm" svg:x="11.8cm" svg:y="3.401cm">
          <draw:text-box>
            <text:p text:style-name="P1"><text:span text:style-name="T1">KetSim</text:span></text:p>
          </draw:text-box>
        </draw:frame>
        <draw:connector draw:style-name="gr32" draw:text-style-name="P5" draw:layer="layout" svg:x1="11.8cm" svg:y1="4.151cm" svg:x2="8.7cm" svg:y2="8.339cm" draw:start-shape="id15" draw:start-glue-point="3" draw:end-shape="id23" draw:end-glue-point="0" svg:d="m11800 4151h-3100v4188">
          <text:p/>
        </draw:connector>
        <draw:frame draw:style-name="gr40" draw:text-style-name="P2" xml:id="id17" draw:id="id17" draw:layer="layout" svg:width="3.7cm" svg:height="1.873cm" svg:x="18.3cm" svg:y="0.131cm">
          <draw:text-box>
            <text:p text:style-name="P1"><text:span text:style-name="T1">MATLAB / Simulink</text:span></text:p>
          </draw:text-box>
        </draw:frame>
        <draw:frame draw:style-name="gr39" draw:text-style-name="P10" xml:id="id19" draw:id="id19" draw:layer="layout" svg:width="2cm" svg:height="1.162cm" svg:x="7.7cm" svg:y="16.438cm">
          <draw:text-box>
            <text:p text:style-name="P1"><text:span text:style-name="T4">File</text:span></text:p>
          </draw:text-box>
        </draw:frame>
        <draw:frame draw:style-name="gr25" draw:text-style-name="P6" draw:layer="layout" svg:width="3.5cm" svg:height="1.162cm" svg:x="11.8cm" svg:y="19.67cm">
          <draw:text-box>
            <text:p text:style-name="P1">IntelMKL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1" draw:text-style-name="P11" xml:id="id29" draw:id="id29" draw:layer="layout" svg:width="16.642cm" svg:height="9cm" svg:x="11.9cm" svg:y="6.1cm">
          <draw:text-box>
            <text:p text:style-name="P1"><text:span text:style-name="T5">MBSim – Kern (Mehrkörpersysteme)</text:span></text:p>
          </draw:text-box>
        </draw:frame>
        <draw:frame draw:style-name="gr42" draw:text-style-name="P12" xml:id="id33" draw:id="id33" draw:layer="layout" svg:width="3.5cm" svg:height="4.812cm" svg:x="11.8cm" svg:y="16.088cm">
          <draw:text-box>
            <text:p text:style-name="P1"><text:span text:style-name="T6">FMatVec</text:span></text:p>
          </draw:text-box>
        </draw:frame>
        <draw:frame draw:style-name="gr43" draw:text-style-name="P13" draw:layer="layout" svg:width="3.3cm" svg:height="1.162cm" svg:x="11.9cm" svg:y="17.22cm">
          <draw:text-box>
            <text:p text:style-name="P1"><text:span text:style-name="T7">LaPack</text:span></text:p>
          </draw:text-box>
        </draw:frame>
        <draw:frame draw:style-name="gr44" draw:text-style-name="P13" draw:layer="layout" svg:width="3.3cm" svg:height="1.162cm" svg:x="11.9cm" svg:y="18.346cm">
          <draw:text-box>
            <text:p text:style-name="P1"><text:span text:style-name="T7">ATLAS</text:span></text:p>
          </draw:text-box>
        </draw:frame>
        <draw:frame draw:style-name="gr45" draw:text-style-name="P11" xml:id="id31" draw:id="id31" draw:layer="layout" svg:width="4cm" svg:height="2.662cm" svg:x="6.7cm" svg:y="12.038cm">
          <draw:text-box>
            <text:p text:style-name="P1"><text:span text:style-name="T5">HDF5Serie</text:span></text:p>
          </draw:text-box>
        </draw:frame>
        <draw:frame draw:style-name="gr45" draw:text-style-name="P11" xml:id="id32" draw:id="id32" draw:layer="layout" svg:width="4.353cm" svg:height="2.662cm" svg:x="1.1cm" svg:y="13.459cm">
          <draw:text-box>
            <text:p text:style-name="P1"><text:span text:style-name="T5">OpenMBV</text:span></text:p>
          </draw:text-box>
        </draw:frame>
        <draw:frame draw:style-name="gr43" draw:text-style-name="P13" draw:layer="layout" svg:width="4.156cm" svg:height="1.162cm" svg:x="1.18cm" svg:y="14.84cm">
          <draw:text-box>
            <text:p text:style-name="P1"><text:span text:style-name="T7">Coin3D</text:span></text:p>
          </draw:text-box>
        </draw:frame>
        <draw:frame draw:style-name="gr46" draw:text-style-name="P14" draw:layer="layout" svg:width="4.7cm" svg:height="2.584cm" svg:x="11.9cm" svg:y="7.5cm">
          <draw:text-box>
            <text:p text:style-name="P1"><text:span text:style-name="T5">Modellierung</text:span></text:p>
            <text:p text:style-name="P1"><text:span text:style-name="T8">XML</text:span></text:p>
            <text:p text:style-name="P1"><text:span text:style-name="T8">C++</text:span></text:p>
          </draw:text-box>
        </draw:frame>
        <draw:frame draw:style-name="gr47" draw:text-style-name="P11" draw:layer="layout" svg:width="11.9cm" svg:height="7.5cm" svg:x="16.6cm" svg:y="7.5cm">
          <draw:text-box>
            <text:p text:style-name="P1"><text:span text:style-name="T5">Simulation</text:span></text:p>
          </draw:text-box>
        </draw:frame>
        <draw:frame draw:style-name="gr48" draw:text-style-name="P13" xml:id="id34" draw:id="id34" draw:layer="layout" svg:width="6.2cm" svg:height="4.717cm" svg:x="22.3cm" svg:y="16.082cm">
          <draw:text-box>
            <text:p text:style-name="P1"><text:span text:style-name="T6">MBSim – Module</text:span></text:p>
            <text:p text:style-name="P1"><text:span text:style-name="T7">Elektronik</text:span></text:p>
            <text:p text:style-name="P1"><text:span text:style-name="T7">Hydraulik</text:span></text:p>
            <text:p text:style-name="P1"><text:span text:style-name="T7">Antriebsstrang</text:span></text:p>
            <text:p text:style-name="P1"><text:span text:style-name="T7">Regelung</text:span><text:span text:style-name="T7"><text:line-break/></text:span><text:span text:style-name="T7">flexible Körper</text:span></text:p>
          </draw:text-box>
        </draw:frame>
        <draw:frame draw:style-name="gr49" draw:text-style-name="P11" xml:id="id28" draw:id="id28" draw:layer="layout" svg:width="3.7cm" svg:height="1.873cm" svg:x="18.4cm" svg:y="0.2cm">
          <draw:text-box>
            <text:p text:style-name="P1"><text:span text:style-name="T5">MATLAB / Simulink</text:span></text:p>
          </draw:text-box>
        </draw:frame>
        <draw:frame draw:style-name="gr50" draw:text-style-name="P11" xml:id="id26" draw:id="id26" draw:layer="layout" svg:width="5.2cm" svg:height="1.162cm" svg:x="17.65cm" svg:y="3.5cm">
          <draw:text-box>
            <text:p text:style-name="P1"><text:span text:style-name="T5">Co-Simulation</text:span></text:p>
          </draw:text-box>
        </draw:frame>
        <draw:connector draw:style-name="gr10" draw:text-style-name="P5" draw:layer="layout" svg:x1="14.9cm" svg:y1="4.081cm" svg:x2="17.65cm" svg:y2="4.081cm" draw:start-shape="id25" draw:start-glue-point="1" draw:end-shape="id26" draw:end-glue-point="3" svg:d="m14900 4081h2750">
          <text:p/>
        </draw:connector>
        <draw:connector draw:style-name="gr10" draw:text-style-name="P5" draw:layer="layout" svg:x1="25.6cm" svg:y1="4.081cm" svg:x2="22.85cm" svg:y2="4.081cm" draw:start-shape="id27" draw:start-glue-point="3" draw:end-shape="id26" draw:end-glue-point="1" svg:d="m25600 4081h-2750">
          <text:p/>
        </draw:connector>
        <draw:connector draw:style-name="gr10" draw:text-style-name="P5" draw:layer="layout" svg:x1="20.25cm" svg:y1="2.073cm" svg:x2="20.25cm" svg:y2="3.5cm" draw:start-shape="id28" draw:start-glue-point="2" draw:end-shape="id26" draw:end-glue-point="0" svg:d="m20250 2073v1427">
          <text:p/>
        </draw:connector>
        <draw:custom-shape draw:style-name="gr11" draw:text-style-name="P13" xml:id="id30" draw:id="id30" draw:layer="layout" svg:width="2.3cm" svg:height="2.2cm" svg:x="7.55cm" svg:y="16.4cm">
          <text:p text:style-name="P1"><text:span text:style-name="T7">Datei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2" draw:text-style-name="P5" draw:layer="layout" svg:x1="11.9cm" svg:y1="10.6cm" svg:x2="10.7cm" svg:y2="12.869cm" draw:start-shape="id29" draw:start-glue-point="3" svg:d="m11900 10600h-900v2269h-300">
          <text:p/>
        </draw:connector>
        <draw:connector draw:style-name="gr10" draw:text-style-name="P5" draw:layer="layout" svg:x1="8.699cm" svg:y1="16.4cm" svg:x2="8.7cm" svg:y2="14.7cm" draw:start-shape="id30" draw:start-glue-point="4" draw:end-shape="id31" svg:d="m8699 16400v-850h1v-850">
          <text:p/>
        </draw:connector>
        <draw:connector draw:style-name="gr12" draw:text-style-name="P5" draw:layer="layout" svg:x1="6.7cm" svg:y1="13.369cm" svg:x2="5.453cm" svg:y2="14.79cm" draw:start-shape="id31" draw:start-glue-point="3" draw:end-shape="id32" draw:end-glue-point="1" svg:d="m6700 13369h-623v1421h-624">
          <text:p/>
        </draw:connector>
        <draw:connector draw:style-name="gr10" draw:text-style-name="P5" draw:layer="layout" svg:x1="13.55cm" svg:y1="16.088cm" svg:x2="20.221cm" svg:y2="15.1cm" draw:start-shape="id33" draw:start-glue-point="0" draw:end-shape="id29" draw:end-glue-point="2" svg:d="m13550 16088v-494h6671v-494">
          <text:p/>
        </draw:connector>
        <draw:connector draw:style-name="gr10" draw:text-style-name="P5" draw:layer="layout" svg:x1="25.4cm" svg:y1="16.082cm" svg:x2="20.221cm" svg:y2="15.1cm" draw:start-shape="id34" draw:start-glue-point="0" draw:end-shape="id29" draw:end-glue-point="2" svg:d="m25400 16082v-491h-5179v-491">
          <text:p/>
        </draw:connector>
        <draw:frame draw:style-name="gr43" draw:text-style-name="P13" draw:layer="layout" svg:width="3.8cm" svg:height="1.162cm" svg:x="6.8cm" svg:y="13.44cm">
          <draw:text-box>
            <text:p text:style-name="P1"><text:span text:style-name="T7">HDF5</text:span></text:p>
          </draw:text-box>
        </draw:frame>
        <draw:frame draw:style-name="gr51" draw:text-style-name="P11" draw:layer="layout" svg:width="3.8cm" svg:height="6.262cm" svg:x="16.6cm" svg:y="8.638cm">
          <draw:text-box>
            <text:p text:style-name="P1"><text:span text:style-name="T5">Integrator</text:span></text:p>
          </draw:text-box>
        </draw:frame>
        <draw:frame draw:style-name="gr52" draw:text-style-name="P11" draw:layer="layout" svg:width="3.4cm" svg:height="6.262cm" svg:x="20.5cm" svg:y="8.638cm">
          <draw:text-box>
            <text:p text:style-name="P1"><text:span text:style-name="T5">Löser</text:span></text:p>
          </draw:text-box>
        </draw:frame>
        <draw:frame draw:style-name="gr53" draw:text-style-name="P13" draw:layer="layout" svg:width="3.5cm" svg:height="3cm" svg:x="16.7cm" svg:y="9.81cm">
          <draw:text-box>
            <text:p text:style-name="P1"><text:span text:style-name="T7">LSODAR</text:span><text:span text:style-name="T7"><text:line-break/></text:span><text:span text:style-name="T7">Radau5</text:span><text:span text:style-name="T7"><text:line-break/></text:span><text:span text:style-name="T7">Dopri5</text:span></text:p>
          </draw:text-box>
        </draw:frame>
        <draw:frame draw:style-name="gr54" draw:text-style-name="P13" draw:layer="layout" svg:width="3.3cm" svg:height="1.873cm" svg:x="20.5cm" svg:y="13cm">
          <draw:text-box>
            <text:p text:style-name="P1"><text:span text:style-name="T7">Newton</text:span><text:span text:style-name="T7"><text:line-break/></text:span><text:span text:style-name="T7">Fixpunkt</text:span></text:p>
          </draw:text-box>
        </draw:frame>
        <draw:frame draw:style-name="gr54" draw:text-style-name="P13" draw:layer="layout" svg:width="3.5cm" svg:height="1.873cm" svg:x="16.7cm" svg:y="13cm">
          <draw:text-box>
            <text:p text:style-name="P1"><text:span text:style-name="T7">Time-Stepping</text:span></text:p>
          </draw:text-box>
        </draw:frame>
        <draw:frame draw:style-name="gr55" draw:text-style-name="P13" draw:layer="layout" svg:width="4.3cm" svg:height="6.26cm" svg:x="24.1cm" svg:y="8.64cm">
          <draw:text-box>
            <text:p text:style-name="P1"><text:span text:style-name="T7">Kinematik / Kinetik / </text:span></text:p>
            <text:p text:style-name="P1"><text:span text:style-name="T7">Kraftgesetze</text:span><text:span text:style-name="T5"> für Körper </text:span><text:span text:style-name="T9">und</text:span><text:span text:style-name="T5"> Verbindungselemente</text:span></text:p>
          </draw:text-box>
        </draw:frame>
        <draw:frame draw:style-name="gr56" draw:text-style-name="P13" draw:layer="layout" svg:width="3.3cm" svg:height="2.97cm" svg:x="20.5cm" svg:y="9.827cm">
          <draw:text-box>
            <text:p text:style-name="P1"><text:span text:style-name="T7">MinPack</text:span></text:p>
            <text:p text:style-name="P1"><text:span text:style-name="T7">PATH</text:span></text:p>
          </draw:text-box>
        </draw:frame>
        <draw:frame draw:style-name="gr57" draw:text-style-name="P11" xml:id="id36" draw:id="id36" draw:layer="layout" svg:width="4cm" svg:height="1.96cm" svg:x="6.7cm" svg:y="8.5cm">
          <draw:text-box>
            <text:p text:style-name="P1"><text:span text:style-name="T5">OpenMBV</text:span><text:span text:style-name="T5"><text:line-break/></text:span><text:span text:style-name="T5">Interface</text:span></text:p>
          </draw:text-box>
        </draw:frame>
        <draw:frame draw:style-name="gr58" draw:text-style-name="P11" xml:id="id35" draw:id="id35" draw:layer="layout" svg:width="4.312cm" svg:height="1.162cm" svg:x="1.1cm" svg:y="11.439cm">
          <draw:text-box>
            <text:p text:style-name="P1"><text:span text:style-name="T5">H5PlotSerie</text:span></text:p>
          </draw:text-box>
        </draw:frame>
        <draw:connector draw:style-name="gr12" draw:text-style-name="P5" draw:layer="layout" svg:x1="6.7cm" svg:y1="13.369cm" svg:x2="5.412cm" svg:y2="12.02cm" draw:start-shape="id31" draw:start-glue-point="3" draw:end-shape="id35" draw:end-glue-point="1" svg:d="m6700 13369h-644v-1349h-644">
          <text:p/>
        </draw:connector>
        <draw:frame draw:style-name="gr50" draw:text-style-name="P11" xml:id="id27" draw:id="id27" draw:layer="layout" svg:width="3cm" svg:height="1.162cm" svg:x="25.6cm" svg:y="3.5cm">
          <draw:text-box>
            <text:p text:style-name="P1"><text:span text:style-name="T5">HySim</text:span></text:p>
          </draw:text-box>
        </draw:frame>
        <draw:frame draw:style-name="gr50" draw:text-style-name="P11" xml:id="id25" draw:id="id25" draw:layer="layout" svg:width="3cm" svg:height="1.162cm" svg:x="11.9cm" svg:y="3.5cm">
          <draw:text-box>
            <text:p text:style-name="P1"><text:span text:style-name="T5">KetSim</text:span></text:p>
          </draw:text-box>
        </draw:frame>
        <draw:connector draw:style-name="gr12" draw:text-style-name="P5" draw:layer="layout" svg:x1="11.9cm" svg:y1="4.081cm" svg:x2="8.7cm" svg:y2="8.5cm" draw:start-shape="id25" draw:start-glue-point="3" draw:end-shape="id36" draw:end-glue-point="0" svg:d="m11900 4081h-3200v4419">
          <text:p/>
        </draw:connector>
        <draw:connector draw:style-name="gr12" draw:text-style-name="P5" draw:layer="layout" svg:x1="11.9cm" svg:y1="10.6cm" svg:x2="10.7cm" svg:y2="8.98cm" draw:start-shape="id29" draw:start-glue-point="3" svg:d="m11900 10600h-900v-1620h-300">
          <text:p/>
        </draw:connector>
        <draw:connector draw:style-name="gr12" draw:text-style-name="P5" draw:layer="layout" svg:x1="8.7cm" svg:y1="10.46cm" svg:x2="8.7cm" svg:y2="12.038cm" draw:start-shape="id36" draw:start-glue-point="2" draw:end-shape="id31" draw:end-glue-point="0" svg:d="m8700 10460v1578">
          <text:p/>
        </draw:connector>
        <draw:frame draw:style-name="gr43" draw:text-style-name="P13" draw:layer="layout" svg:width="3.3cm" svg:height="1.162cm" svg:x="11.9cm" svg:y="19.546cm">
          <draw:text-box>
            <text:p text:style-name="P1"><text:span text:style-name="T7">IntelMKL</text:span></text:p>
          </draw:text-box>
        </draw:frame>
        <draw:connector draw:style-name="gr10" draw:text-style-name="P15" draw:layer="layout" svg:x1="20.221cm" svg:y1="6.1cm" svg:x2="20.25cm" svg:y2="4.662cm" draw:start-shape="id29" draw:start-glue-point="0" draw:end-shape="id26" draw:end-glue-point="2" svg:d="m20221 6100v-719h29v-719">
          <text:p/>
        </draw:connector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8</meta:generator>
    <meta:creation-date>2009-10-09T16:42:47</meta:creation-date>
    <dc:date>2011-08-11T14:46:29</dc:date>
    <meta:editing-cycles>76</meta:editing-cycles>
    <meta:editing-duration>PT7H12M47S</meta:editing-duration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